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20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21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22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23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24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25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26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27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28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29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30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44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45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50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51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52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53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154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155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156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157" style:family="paragraph">
      <loext:graphic-properties draw:fill="none" draw:fill-color="#ffffff"/>
    </style:style>
    <style:style style:name="P158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1"><text:soft-page-break/>もくじ</text:p>
      <text:p text:style-name="P3"/>
      <text:list xml:id="list3550512033" text:style-name="L1">
        <text:list-item>
          <text:p text:style-name="P146">インストール方法</text:p>
        </text:list-item>
        <text:list-item>
          <text:p text:style-name="P146">基本構文</text:p>
        </text:list-item>
        <text:list-item>
          <text:p text:style-name="P146">コメント</text:p>
        </text:list-item>
        <text:list-item>
          <text:p text:style-name="P146">データ型</text:p>
        </text:list-item>
        <text:list-item>
          <text:p text:style-name="P146">変数</text:p>
        </text:list-item>
        <text:list-item>
          <text:p text:style-name="P146">出力</text:p>
        </text:list-item>
        <text:list-item>
          <text:p text:style-name="P146">入力</text:p>
        </text:list-item>
        <text:list-item>
          <text:p text:style-name="P146">算術・比較・論理・演算</text:p>
        </text:list-item>
        <text:list-item>
          <text:p text:style-name="P146">配列</text:p>
        </text:list-item>
        <text:list-item>
          <text:p text:style-name="P146">文字列操作</text:p>
        </text:list-item>
        <text:list-item>
          <text:p text:style-name="P146">条件文(if)</text:p>
        </text:list-item>
        <text:list-item>
          <text:p text:style-name="P146">繰り返し(for・while)</text:p>
        </text:list-item>
        <text:list-item>
          <text:p text:style-name="P146">関数</text:p>
        </text:list-item>
        <text:list-item>
          <text:p text:style-name="P146">クラス型</text:p>
        </text:list-item>
        <text:list-item>
          <text:p text:style-name="P146">外部モジュール化</text:p>
        </text:list-item>
        <text:list-item>
          <text:p text:style-name="P146">言語特有の書式等</text:p>
        </text:list-item>
        <text:list-item>
          <text:p text:style-name="P147">ファイル処理</text:p>
        </text:list-item>
        <text:list-item>
          <text:p text:style-name="P148">tkinter</text:p>
        </text:list-item>
        <text:list-item>
          <text:p text:style-name="P149">pygame</text:p>
        </text:list-item>
      </text:list>
      <text:p text:style-name="P119"><text:soft-page-break/>1.インストール方法</text:p>
      <text:p text:style-name="P121"/>
      <text:p text:style-name="P116">a)python3(本体)</text:p>
      <text:p text:style-name="P116"><text:tab/></text:p>
      <text:p text:style-name="P116"><text:tab/>$ sudo apt -y install python3</text:p>
      <text:p text:style-name="P61"/>
      <text:p text:style-name="P117">b)pip3</text:p>
      <text:p text:style-name="P118"/>
      <text:p text:style-name="P118"><text:tab/>$ sudo apt -y install python3-pip</text:p>
      <text:p text:style-name="P118"/>
      <text:p text:style-name="P118">c)pylint</text:p>
      <text:p text:style-name="P118"/>
      <text:p text:style-name="P118"><text:tab/>$ sudo pip3 install pylint</text:p>
      <text:p text:style-name="P118"/>
      <text:p text:style-name="P118"><text:tab/>※<text:span text:style-name="T31">vscodeでpylintエラーがでるときは、Ctrl+Shift+pでコマンドパレットを呼び出し、</text:span></text:p>
      <text:p text:style-name="P118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57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57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57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57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4206345060" text:style-name="L2">
        <text:list-item>
          <text:p text:style-name="P150">str型 --- 文字列 <text:s text:c="12"/>例)abc,あいう</text:p>
        </text:list-item>
        <text:list-item>
          <text:p text:style-name="P150">int型 --- 整数 <text:s text:c="14"/>例)1, 2, 3</text:p>
        </text:list-item>
        <text:list-item>
          <text:p text:style-name="P150">float型 --- 浮動小数点 <text:s text:c="6"/>例)1.2, 2.2, 3.25</text:p>
        </text:list-item>
        <text:list-item>
          <text:p text:style-name="P151"><text:span text:style-name="T1">boolデータ</text:span>型 --- ブール値 <text:s text:c="2"/>例<text:span text:style-name="T1">)True, False</text:span></text:p>
        </text:list-item>
        <text:list-item>
          <text:p text:style-name="P151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3952675679" text:style-name="L3">
        <text:list-item>
          <text:p text:style-name="P152">変数名には、スペース（空白文字）を含められない。（空白表現は、_を使う)</text:p>
        </text:list-item>
        <text:list-item>
          <text:p text:style-name="P152">変数名には文字、数値、アンダースコア記号、の３種類の文字だけを使える。</text:p>
        </text:list-item>
        <text:list-item>
          <text:p text:style-name="P152">変数名の１文字目に数字は使えない。</text:p>
        </text:list-item>
        <text:list-item>
          <text:p text:style-name="P152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><text:soft-page-break/></text:p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<text:soft-page-break/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<text:span text:style-name="T24">8</text:span>.算術・比較・論理</text:p>
      <text:p text:style-name="P23"/>
      <text:p text:style-name="P72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30">演算子</text:p>
          </table:table-cell>
          <table:table-cell table:style-name="表1.A1" office:value-type="string">
            <text:p text:style-name="P131">意味</text:p>
          </table:table-cell>
          <table:table-cell table:style-name="表1.A1" office:value-type="string">
            <text:p text:style-name="P131">例</text:p>
          </table:table-cell>
          <table:table-cell table:style-name="表1.D1" office:value-type="string">
            <text:p text:style-name="P131">評価結果</text:p>
          </table:table-cell>
        </table:table-row>
        <table:table-row>
          <table:table-cell table:style-name="表1.A2" office:value-type="string">
            <text:p text:style-name="P125">**</text:p>
          </table:table-cell>
          <table:table-cell table:style-name="表1.A2" office:value-type="string">
            <text:p text:style-name="P125">累乗</text:p>
          </table:table-cell>
          <table:table-cell table:style-name="表1.A2" office:value-type="string">
            <text:p text:style-name="P124">2 ** 3</text:p>
          </table:table-cell>
          <table:table-cell table:style-name="表1.D2" office:value-type="string">
            <text:p text:style-name="P124">8</text:p>
          </table:table-cell>
        </table:table-row>
        <table:table-row>
          <table:table-cell table:style-name="表1.A2" office:value-type="string">
            <text:p text:style-name="P125">%</text:p>
          </table:table-cell>
          <table:table-cell table:style-name="表1.A2" office:value-type="string">
            <text:p text:style-name="P125">割り算のあまり（剰余）</text:p>
          </table:table-cell>
          <table:table-cell table:style-name="表1.A2" office:value-type="string">
            <text:p text:style-name="P124">14 % 4</text:p>
          </table:table-cell>
          <table:table-cell table:style-name="表1.D2" office:value-type="string">
            <text:p text:style-name="P124">2</text:p>
          </table:table-cell>
        </table:table-row>
        <table:table-row>
          <table:table-cell table:style-name="表1.A2" office:value-type="string">
            <text:p text:style-name="P125">//</text:p>
          </table:table-cell>
          <table:table-cell table:style-name="表1.A2" office:value-type="string">
            <text:p text:style-name="P126">整数の割り算、切り捨て</text:p>
          </table:table-cell>
          <table:table-cell table:style-name="表1.A2" office:value-type="string">
            <text:p text:style-name="P126">13 // 8</text:p>
          </table:table-cell>
          <table:table-cell table:style-name="表1.D2" office:value-type="string">
            <text:p text:style-name="P126">1</text:p>
          </table:table-cell>
        </table:table-row>
        <table:table-row>
          <table:table-cell table:style-name="表1.A2" office:value-type="string">
            <text:p text:style-name="P125">/</text:p>
          </table:table-cell>
          <table:table-cell table:style-name="表1.A2" office:value-type="string">
            <text:p text:style-name="P125">割り算（除算）</text:p>
          </table:table-cell>
          <table:table-cell table:style-name="表1.A2" office:value-type="string">
            <text:p text:style-name="P126">13 / 8</text:p>
          </table:table-cell>
          <table:table-cell table:style-name="表1.D2" office:value-type="string">
            <text:p text:style-name="P126">1.625</text:p>
          </table:table-cell>
        </table:table-row>
        <table:table-row>
          <table:table-cell table:style-name="表1.A2" office:value-type="string">
            <text:p text:style-name="P125">*</text:p>
          </table:table-cell>
          <table:table-cell table:style-name="表1.A2" office:value-type="string">
            <text:p text:style-name="P125">かけ算（積算）</text:p>
          </table:table-cell>
          <table:table-cell table:style-name="表1.A2" office:value-type="string">
            <text:p text:style-name="P126">8 * 2</text:p>
          </table:table-cell>
          <table:table-cell table:style-name="表1.D2" office:value-type="string">
            <text:p text:style-name="P126">16</text:p>
          </table:table-cell>
        </table:table-row>
        <table:table-row>
          <table:table-cell table:style-name="表1.A2" office:value-type="string">
            <text:p text:style-name="P125">-</text:p>
          </table:table-cell>
          <table:table-cell table:style-name="表1.A2" office:value-type="string">
            <text:p text:style-name="P125">引き算（減算）</text:p>
          </table:table-cell>
          <table:table-cell table:style-name="表1.A2" office:value-type="string">
            <text:p text:style-name="P126">7 - 1</text:p>
          </table:table-cell>
          <table:table-cell table:style-name="表1.D2" office:value-type="string">
            <text:p text:style-name="P126">6</text:p>
          </table:table-cell>
        </table:table-row>
        <table:table-row>
          <table:table-cell table:style-name="表1.A2" office:value-type="string">
            <text:p text:style-name="P126">+</text:p>
          </table:table-cell>
          <table:table-cell table:style-name="表1.A2" office:value-type="string">
            <text:p text:style-name="P125">足し算（加算）</text:p>
          </table:table-cell>
          <table:table-cell table:style-name="表1.A2" office:value-type="string">
            <text:p text:style-name="P126">2 + 2</text:p>
          </table:table-cell>
          <table:table-cell table:style-name="表1.D2" office:value-type="string">
            <text:p text:style-name="P126">4</text:p>
          </table:table-cell>
        </table:table-row>
      </table:table>
      <text:p text:style-name="P23"/>
      <text:p text:style-name="P23"/>
      <text:p text:style-name="P73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38">演算子</text:p>
          </table:table-cell>
          <table:table-cell table:style-name="表2.A1" office:value-type="string">
            <text:p text:style-name="P138">意味</text:p>
          </table:table-cell>
          <table:table-cell table:style-name="表2.A1" office:value-type="string">
            <text:p text:style-name="P138">例</text:p>
          </table:table-cell>
          <table:table-cell table:style-name="表2.D1" office:value-type="string">
            <text:p text:style-name="P138">評価結果</text:p>
          </table:table-cell>
        </table:table-row>
        <table:table-row>
          <table:table-cell table:style-name="表2.A2" office:value-type="string">
            <text:p text:style-name="P136">&gt;</text:p>
          </table:table-cell>
          <table:table-cell table:style-name="表2.A2" office:value-type="string">
            <text:p text:style-name="P134">より大きい</text:p>
          </table:table-cell>
          <table:table-cell table:style-name="表2.A2" office:value-type="string">
            <text:p text:style-name="P136">100 &gt; 10</text:p>
          </table:table-cell>
          <table:table-cell table:style-name="表2.D2" office:value-type="string">
            <text:p text:style-name="P136">True</text:p>
          </table:table-cell>
        </table:table-row>
        <table:table-row>
          <table:table-cell table:style-name="表2.A2" office:value-type="string">
            <text:p text:style-name="P136">&lt;</text:p>
          </table:table-cell>
          <table:table-cell table:style-name="表2.A2" office:value-type="string">
            <text:p text:style-name="P134">より小さい</text:p>
          </table:table-cell>
          <table:table-cell table:style-name="表2.A2" office:value-type="string">
            <text:p text:style-name="P136">100 &lt; 10</text:p>
          </table:table-cell>
          <table:table-cell table:style-name="表2.D2" office:value-type="string">
            <text:p text:style-name="P136">False</text:p>
          </table:table-cell>
        </table:table-row>
        <table:table-row>
          <table:table-cell table:style-name="表2.A2" office:value-type="string">
            <text:p text:style-name="P136">&gt;=</text:p>
          </table:table-cell>
          <table:table-cell table:style-name="表2.A2" office:value-type="string">
            <text:p text:style-name="P134">以上</text:p>
          </table:table-cell>
          <table:table-cell table:style-name="表2.A2" office:value-type="string">
            <text:p text:style-name="P136">2 &gt;= 2</text:p>
          </table:table-cell>
          <table:table-cell table:style-name="表2.D2" office:value-type="string">
            <text:p text:style-name="P136">True</text:p>
          </table:table-cell>
        </table:table-row>
        <table:table-row>
          <table:table-cell table:style-name="表2.A2" office:value-type="string">
            <text:p text:style-name="P136">&lt;=</text:p>
          </table:table-cell>
          <table:table-cell table:style-name="表2.A2" office:value-type="string">
            <text:p text:style-name="P134">以下</text:p>
          </table:table-cell>
          <table:table-cell table:style-name="表2.A2" office:value-type="string">
            <text:p text:style-name="P136">1 &lt;= 4</text:p>
          </table:table-cell>
          <table:table-cell table:style-name="表2.D2" office:value-type="string">
            <text:p text:style-name="P136">True</text:p>
          </table:table-cell>
        </table:table-row>
        <table:table-row>
          <table:table-cell table:style-name="表2.A2" office:value-type="string">
            <text:p text:style-name="P135">==</text:p>
          </table:table-cell>
          <table:table-cell table:style-name="表2.A2" office:value-type="string">
            <text:p text:style-name="P134">等価（同じ値か）</text:p>
          </table:table-cell>
          <table:table-cell table:style-name="表2.A2" office:value-type="string">
            <text:p text:style-name="P136">6 == 9</text:p>
          </table:table-cell>
          <table:table-cell table:style-name="表2.D2" office:value-type="string">
            <text:p text:style-name="P136">False</text:p>
          </table:table-cell>
        </table:table-row>
        <table:table-row>
          <table:table-cell table:style-name="表2.A2" office:value-type="string">
            <text:p text:style-name="P134">!<text:span text:style-name="T2">=</text:span></text:p>
          </table:table-cell>
          <table:table-cell table:style-name="表2.A2" office:value-type="string">
            <text:p text:style-name="P134">非等価（違う値か）</text:p>
          </table:table-cell>
          <table:table-cell table:style-name="表2.A2" office:value-type="string">
            <text:p text:style-name="P136">3 != 2</text:p>
          </table:table-cell>
          <table:table-cell table:style-name="表2.D2" office:value-type="string">
            <text:p text:style-name="P136">True</text:p>
          </table:table-cell>
        </table:table-row>
      </table:table>
      <text:p text:style-name="P73"/>
      <text:p text:style-name="P73"/>
      <text:p text:style-name="P73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39">演算子</text:p>
          </table:table-cell>
          <table:table-cell table:style-name="表3.A1" office:value-type="string">
            <text:p text:style-name="P138">意味</text:p>
          </table:table-cell>
          <table:table-cell table:style-name="表3.A1" office:value-type="string">
            <text:p text:style-name="P138">例</text:p>
          </table:table-cell>
          <table:table-cell table:style-name="表3.D1" office:value-type="string">
            <text:p text:style-name="P138">評価結果</text:p>
          </table:table-cell>
        </table:table-row>
        <table:table-row>
          <table:table-cell table:style-name="表3.A2" office:value-type="string">
            <text:p text:style-name="P137">and</text:p>
          </table:table-cell>
          <table:table-cell table:style-name="表3.A2" office:value-type="string">
            <text:p text:style-name="P134">かつ</text:p>
          </table:table-cell>
          <table:table-cell table:style-name="表3.A2" office:value-type="string">
            <text:p text:style-name="P137">True and True</text:p>
          </table:table-cell>
          <table:table-cell table:style-name="表3.D2" office:value-type="string">
            <text:p text:style-name="P137">True</text:p>
          </table:table-cell>
        </table:table-row>
        <table:table-row>
          <table:table-cell table:style-name="表3.A2" office:value-type="string">
            <text:p text:style-name="P137">or</text:p>
          </table:table-cell>
          <table:table-cell table:style-name="表3.A2" office:value-type="string">
            <text:p text:style-name="P134">あるいは</text:p>
          </table:table-cell>
          <table:table-cell table:style-name="表3.A2" office:value-type="string">
            <text:p text:style-name="P137">True or False</text:p>
          </table:table-cell>
          <table:table-cell table:style-name="表3.D2" office:value-type="string">
            <text:p text:style-name="P137">True</text:p>
          </table:table-cell>
        </table:table-row>
        <table:table-row>
          <table:table-cell table:style-name="表3.A2" office:value-type="string">
            <text:p text:style-name="P137">not</text:p>
          </table:table-cell>
          <table:table-cell table:style-name="表3.A2" office:value-type="string">
            <text:p text:style-name="P134">否定</text:p>
          </table:table-cell>
          <table:table-cell table:style-name="表3.A2" office:value-type="string">
            <text:p text:style-name="P137">not True</text:p>
          </table:table-cell>
          <table:table-cell table:style-name="表3.D2" office:value-type="string">
            <text:p text:style-name="P137">False</text:p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8"><text:span text:style-name="T24">9</text:span>.配列（コンテナ）</text:p>
      <text:p text:style-name="P24"/>
      <text:p text:style-name="P74">a)リスト（配列作成後、変更可）</text:p>
      <text:p text:style-name="P74"/>
      <text:p text:style-name="P74">・空のリスト作成</text:p>
      <text:p text:style-name="P74"/>
      <text:p text:style-name="P75"><text:tab/><text:tab/>fruit = list()</text:p>
      <text:p text:style-name="P75"><text:tab/><text:tab/>print(fruit)</text:p>
      <text:p text:style-name="P75"/>
      <text:p text:style-name="P75"><text:tab/><text:tab/>&gt;&gt; []</text:p>
      <text:p text:style-name="P75"/>
      <text:p text:style-name="P75"><text:s/><text:tab/>又は、</text:p>
      <text:p text:style-name="P75"/>
      <text:p text:style-name="P75"><text:tab/><text:tab/>fruit = []</text:p>
      <text:p text:style-name="P75"><text:tab/><text:tab/>print(fruit)</text:p>
      <text:p text:style-name="P75"/>
      <text:p text:style-name="P75"><text:tab/><text:tab/>&gt;&gt; []</text:p>
      <text:p text:style-name="P75"/>
      <text:p text:style-name="P75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><text:soft-page-break/></text:p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soft-page-break/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><text:soft-page-break/></text:p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32">方法</text:p>
          </table:table-cell>
          <table:table-cell table:style-name="表4.B1" office:value-type="string">
            <text:p text:style-name="P133">説明</text:p>
          </table:table-cell>
        </table:table-row>
        <table:table-row>
          <table:table-cell table:style-name="表4.A2" office:value-type="string">
            <text:p text:style-name="P127">list(辞書.keys())</text:p>
          </table:table-cell>
          <table:table-cell table:style-name="表4.B2" office:value-type="string">
            <text:p text:style-name="P122">キーの一覧をリストで得る</text:p>
          </table:table-cell>
        </table:table-row>
        <table:table-row>
          <table:table-cell table:style-name="表4.A2" office:value-type="string">
            <text:p text:style-name="P127">sorted(辞書.keys())</text:p>
          </table:table-cell>
          <table:table-cell table:style-name="表4.B2" office:value-type="string">
            <text:p text:style-name="P122">キーの一覧をソート済みのリストで得る</text:p>
          </table:table-cell>
        </table:table-row>
        <table:table-row>
          <table:table-cell table:style-name="表4.A2" office:value-type="string">
            <text:p text:style-name="P122">辞書.<text:span text:style-name="T10">values()</text:span></text:p>
          </table:table-cell>
          <table:table-cell table:style-name="表4.B2" office:value-type="string">
            <text:p text:style-name="P122">値の一覧を得る</text:p>
          </table:table-cell>
        </table:table-row>
        <table:table-row>
          <table:table-cell table:style-name="表4.A2" office:value-type="string">
            <text:p text:style-name="P127">list(辞書.items())</text:p>
          </table:table-cell>
          <table:table-cell table:style-name="表4.B2" office:value-type="string">
            <text:p text:style-name="P127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soft-page-break/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soft-page-break/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><text:soft-page-break/></text:p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><text:soft-page-break/></text:p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soft-page-break/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1<text:span text:style-name="T24">3.関数</text:span></text:p>
      <text:p text:style-name="P46"><text:soft-page-break/></text:p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soft-page-break/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><text:soft-page-break/></text:p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156">class 親クラス名:</text:p>
      <text:p text:style-name="P156"><text:tab/>def __info__(self, a, b)</text:p>
      <text:p text:style-name="P154"/>
      <text:p text:style-name="P154">class 子クラス名(親クラス名):</text:p>
      <text:p text:style-name="P154"><text:tab/>子クラスの定義内容</text:p>
      <text:p text:style-name="P154"><text:tab/><text:span text:style-name="T54">def __info__(self, c, d):</text:span></text:p>
      <text:p text:style-name="P154"><text:tab/><text:tab/><text:span text:style-name="T54">super().__init__(a, b)<text:tab/>#　super()は親クラスのコンストラクタを実行</text:span></text:p>
      <text:p text:style-name="P154"/>
      <text:p text:style-name="P154"/>
      <text:p text:style-name="P154">・オーバーライド</text:p>
      <text:p text:style-name="P154">※子クラスで、親クラスのコンストラクタやメソッドを上書きすること</text:p>
      <text:p text:style-name="P154"/>
      <text:p text:style-name="P155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58" svg:width="16.063cm" svg:height="3.469cm" svg:x="0.192cm" svg:y="0.12cm"><draw:text-box><text:p><text:span text:style-name="T55">class Hello:</text:span></text:p><text:p><text:span text:style-name="T55"><text:tab/></text:span><text:span text:style-name="T55">def __init__(self):</text:span></text:p><text:p><text:span text:style-name="T55"><text:tab/></text:span><text:span text:style-name="T55"><text:tab/></text:span><text:span text:style-name="T55"><text:tab/></text:span><text:span text:style-name="T55">None</text:span></text:p><text:p><text:span text:style-name="T55"><text:tab/></text:span><text:span text:style-name="T55"><text:tab/></text:span></text:p><text:p><text:span text:style-name="T55"><text:tab/></text:span><text:span text:style-name="T55">def world(self):</text:span></text:p><text:p><text:span text:style-name="T55"><text:tab/></text:span><text:span text:style-name="T55"><text:tab/></text:span><text:span text:style-name="T55"><text:tab/></text:span><text:span text:style-name="T55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58" svg:width="16.063cm" svg:height="3.469cm" svg:x="0.192cm" svg:y="0.12cm"><draw:text-box><text:p><text:span text:style-name="T55">from hw import Hello</text:span></text:p><text:p><text:span text:style-name="T55"/></text:p><text:p><text:span text:style-name="T55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58" svg:width="16.063cm" svg:height="3.469cm" svg:x="0.192cm" svg:y="0.203cm"><draw:text-box><text:p><text:span text:style-name="T55">def world():</text:span></text:p><text:p><text:span text:style-name="T55"><text:tab/></text:span><text:span text:style-name="T55">print(“Hello World!!”)</text:span></text:p></draw:text-box></draw:frame></text:p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58" svg:width="16.063cm" svg:height="3.469cm" svg:x="0.192cm" svg:y="0.203cm"><draw:text-box><text:p><text:span text:style-name="T55">Import hw</text:span></text:p><text:p><text:span text:style-name="T55"/></text:p><text:p><text:span text:style-name="T55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/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77"/>
      <text:p text:style-name="P77">・pythonで別のファイルを読み込む</text:p>
      <text:p text:style-name="P76"/>
      <text:p text:style-name="P77"><text:tab/>with open(“ファイル名”, mode=”r”, encoding=”utf-8”) as f:</text:p>
      <text:p text:style-name="P79"><text:tab/></text:p>
      <text:p text:style-name="P76"/>
      <text:p text:style-name="P79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1">w</text:p>
          </table:table-cell>
          <table:table-cell table:style-name="表5.B1" office:value-type="string">
            <text:p text:style-name="P142">ファイルを書き込みモードで開く</text:p>
          </table:table-cell>
        </table:table-row>
        <table:table-row>
          <table:table-cell table:style-name="表5.A2" office:value-type="string">
            <text:p text:style-name="P141">r</text:p>
          </table:table-cell>
          <table:table-cell table:style-name="表5.B2" office:value-type="string">
            <text:p text:style-name="P142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41">a</text:p>
          </table:table-cell>
          <table:table-cell table:style-name="表5.B2" office:value-type="string">
            <text:p text:style-name="P142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41">b</text:p>
          </table:table-cell>
          <table:table-cell table:style-name="表5.B2" office:value-type="string">
            <text:p text:style-name="P140">バイナリモード</text:p>
          </table:table-cell>
        </table:table-row>
        <table:table-row>
          <table:table-cell table:style-name="表5.A2" office:value-type="string">
            <text:p text:style-name="P141">t</text:p>
          </table:table-cell>
          <table:table-cell table:style-name="表5.B2" office:value-type="string">
            <text:p text:style-name="P142">テキストモード（デフォルト<text:span text:style-name="T23">)</text:span></text:p>
          </table:table-cell>
        </table:table-row>
      </table:table>
      <text:p text:style-name="P76"/>
      <text:p text:style-name="P77"><text:tab/><text:span text:style-name="T23">encoding <text:s/>: <text:s/>日本語を使うのなら”utf-8”に設定する</text:span></text:p>
      <text:p text:style-name="P77"/>
      <text:p text:style-name="P78">a)一行づつ読み込む</text:p>
      <text:p text:style-name="P78"/>
      <text:p text:style-name="P78"><text:tab/>with open(“ファイル名”, encoding=”utf-8”) as f:</text:p>
      <text:p text:style-name="P78"><text:tab/><text:tab/>for line in f:</text:p>
      <text:p text:style-name="P78"><text:tab/><text:tab/>print(line)</text:p>
      <text:p text:style-name="P78"/>
      <text:p text:style-name="P78">b)ファイルに書き込む（新規作成又は、上書き)</text:p>
      <text:p text:style-name="P78"/>
      <text:p text:style-name="P78"><text:soft-page-break/><text:tab/>with open(“ファイル名”, mode=”w”, encoding=”utf-8”) as f:</text:p>
      <text:p text:style-name="P78"><text:tab/><text:tab/>f.write(“ハロー\n”)</text:p>
      <text:p text:style-name="P78"><text:tab/><text:tab/>f.write(“ワールド\n”)</text:p>
      <text:p text:style-name="P78"/>
      <text:p text:style-name="P78">c)ファイルに書き込む（追記）</text:p>
      <text:p text:style-name="P78"/>
      <text:p text:style-name="P78"><text:tab/>with open(“ファイル名”, mode=”a”, encoding=”utf-8”) as f:</text:p>
      <text:p text:style-name="P78"><text:tab/><text:tab/>f.write(“あいうえお\n”)</text:p>
      <text:p text:style-name="P78"/>
      <text:p text:style-name="P80">d)csvファイルを使う</text:p>
      <text:p text:style-name="P80"/>
      <text:p text:style-name="P80"><text:tab/>d-1)csvファイルを書き込む</text:p>
      <text:p text:style-name="P80"/>
      <text:p text:style-name="P80"><text:tab/><text:tab/>import csv <text:tab/><text:tab/>←csvモジュールをインポート</text:p>
      <text:p text:style-name="P80"/>
      <text:p text:style-name="P80"><text:tab/><text:tab/>with open(“ファイル名.csv”, mode=”w”, newline=””) as f:</text:p>
      <text:p text:style-name="P80"><text:tab/><text:tab/><text:tab/>w = csv.writer(f, delimiter=”,”)<text:tab/>←デリミタ（区切り文字）</text:p>
      <text:p text:style-name="P80"><text:tab/><text:tab/><text:tab/>w.writerow([“one”, “two”, “three”])</text:p>
      <text:p text:style-name="P80"><text:tab/><text:tab/><text:tab/>w.writerow([“four”, “five”, “six”])</text:p>
      <text:p text:style-name="P80"/>
      <text:p text:style-name="P80"><text:tab/><text:tab/>※newline=””: これをいれておくと、改行して一行づつ表示できる。</text:p>
      <text:p text:style-name="P80"/>
      <text:p text:style-name="P80"><text:tab/>d-2)csvファイルを読み込む</text:p>
      <text:p text:style-name="P80"><text:tab/></text:p>
      <text:p text:style-name="P80"><text:tab/><text:tab/>import csv</text:p>
      <text:p text:style-name="P80"><text:tab/></text:p>
      <text:p text:style-name="P80"><text:tab/><text:tab/>with open(“ファイル名.csv”, mode=”r”) as f:</text:p>
      <text:p text:style-name="P80"><text:tab/><text:tab/><text:tab/>r = csv.reader(f, delimiter=”,”)</text:p>
      <text:p text:style-name="P80"><text:tab/><text:tab/><text:tab/>for row in r:</text:p>
      <text:p text:style-name="P80"><text:tab/><text:tab/><text:tab/><text:tab/>print(“,”,join(row))</text:p>
      <text:p text:style-name="P80"/>
      <text:p text:style-name="P80"><text:tab/></text:p>
      <text:p text:style-name="P81">1<text:span text:style-name="T27">8</text:span>.<text:span text:style-name="T27">tkinter</text:span></text:p>
      <text:p text:style-name="P82"/>
      <text:p text:style-name="P82">・インストール</text:p>
      <text:p text:style-name="P82"><text:tab/><text:span text:style-name="T27">sudo apt install python3-tk</text:span></text:p>
      <text:p text:style-name="P82"/>
      <text:p text:style-name="P82"><text:tab/><text:span text:style-name="T27">python3 -m tkinter<text:tab/><text:tab/>#確認(ウィンドゥがでればOK)</text:span></text:p>
      <text:p text:style-name="P82"/>
      <text:p text:style-name="P82"/>
      <text:p text:style-name="P84">a)ウィンドウの表示</text:p>
      <text:p text:style-name="P84"/>
      <text:p text:style-name="P84"><text:tab/>import tkinter<text:tab/><text:tab/><text:tab/>#tkinterモジュールをインポート</text:p>
      <text:p text:style-name="P84"/>
      <text:p text:style-name="P84"><text:tab/>root = tkinter.Tk()<text:tab/><text:tab/>#ウィンドウのオブジェクトを作る</text:p>
      <text:p text:style-name="P84"><text:soft-page-break/><text:tab/>root.title(“タイトル名”)<text:tab/><text:tab/>#ウィンドウのタイトル</text:p>
      <text:p text:style-name="P84"><text:tab/>root.geometry(“800x600”)<text:tab/>#ウィンドウのサイズ指定</text:p>
      <text:p text:style-name="P84"/>
      <text:p text:style-name="P84"><text:tab/>root.mainloop()<text:tab/><text:tab/><text:tab/>#ウィンドウの表示</text:p>
      <text:p text:style-name="P84"/>
      <text:p text:style-name="P84"/>
      <text:p text:style-name="P84"><text:tab/>※<text:span text:style-name="T28">geometry()の他に、minsize(幅、高さ)で最小サイズ、maxsize(幅、高さ)で</text:span></text:p>
      <text:p text:style-name="P84"><text:tab/>　最大サイズを指定できる。</text:p>
      <text:p text:style-name="P84"/>
      <text:p text:style-name="P84"/>
      <text:p text:style-name="P88">b)ラベルの配置</text:p>
      <text:p text:style-name="P88"/>
      <text:p text:style-name="P88"><text:tab/>label = tkinter.Label(root, text=”ラベルの文字列”,</text:p>
      <text:p text:style-name="P88"><text:tab/>font=(“System”, 24))<text:tab/><text:tab/>#ラベルの作成</text:p>
      <text:p text:style-name="P88"/>
      <text:p text:style-name="P88"><text:tab/>label.place(x=200, y=100)<text:tab/><text:tab/>#ラベルの配置</text:p>
      <text:p text:style-name="P88"/>
      <text:p text:style-name="P88"><text:tab/></text:p>
      <text:p text:style-name="P88"/>
      <text:p text:style-name="P88"><text:tab/>ラベルの変数名 = tkinter.Label(ウィンドウのオブジェクト, text</text:p>
      <text:p text:style-name="P88"><text:tab/>=”ラベルの文字列”, font=(“フォント名”, フォントサイズ))</text:p>
      <text:p text:style-name="P88"/>
      <text:p text:style-name="P88"><text:tab/>ラベルの変数名.place(x=X座標, y=Y座標)</text:p>
      <text:p text:style-name="P88"/>
      <text:p text:style-name="P88"><text:tab/></text:p>
      <text:p text:style-name="P88"><text:tab/>※ラベルの配置位置は、ウィンドウの左上を(0, 0)とし、<text:span text:style-name="T29">(X,Y)で指定する</text:span></text:p>
      <text:p text:style-name="P88"/>
      <text:p text:style-name="P89">(0, 0)　　　　　　　　→<text:tab/><text:tab/>→<text:tab/><text:tab/><text:tab/>(X軸)</text:p>
      <text:p text:style-name="P88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89"/>
      <text:p text:style-name="P89"/>
      <text:p text:style-name="P89"/>
      <text:p text:style-name="P89"><text:s text:c="3"/>↓</text:p>
      <text:p text:style-name="P89"/>
      <text:p text:style-name="P89"/>
      <text:p text:style-name="P89"/>
      <text:p text:style-name="P89"/>
      <text:p text:style-name="P89">(Y軸)</text:p>
      <text:p text:style-name="P88"/>
      <text:p text:style-name="P88">C)tkinterで使えるフォントを調べる</text:p>
      <text:p text:style-name="P88"/>
      <text:p text:style-name="P88"><text:tab/>import tkinter</text:p>
      <text:p text:style-name="P88"><text:soft-page-break/><text:tab/>import tkinter.font<text:tab/><text:tab/>#tkinter.fontをインポート</text:p>
      <text:p text:style-name="P88"/>
      <text:p text:style-name="P88"><text:tab/>root = tkinter.Tk()</text:p>
      <text:p text:style-name="P88"><text:tab/>print(tkinter.font.families())<text:tab/><text:tab/>#フォント名を出力</text:p>
      <text:p text:style-name="P88"/>
      <text:p text:style-name="P88"/>
      <text:p text:style-name="P89">d)ボタンの配置</text:p>
      <text:p text:style-name="P89"/>
      <text:p text:style-name="P89"><text:tab/>button = tkinter.Button(root, text=”ボタンの文字列”,</text:p>
      <text:p text:style-name="P89"><text:tab/>font=(“System”, 24)<text:tab/><text:tab/>#ボタンの作成</text:p>
      <text:p text:style-name="P89"><text:tab/></text:p>
      <text:p text:style-name="P89"><text:tab/>button.place(x=200, y=100)<text:tab/>#ボタンの配置</text:p>
      <text:p text:style-name="P89"/>
      <text:p text:style-name="P89"/>
      <text:p text:style-name="P89"><text:tab/>ボタンの変数名 = tkinter.Button(ウィンドウのオブジェクト, </text:p>
      <text:p text:style-name="P89"><text:tab/>text=”ボタンの文字列”, font=(“フォント名”, フォントサイズ))</text:p>
      <text:p text:style-name="P89"/>
      <text:p text:style-name="P89"><text:tab/>ボタンの変数名.place(x=X座標, y=Y座標)</text:p>
      <text:p text:style-name="P89"/>
      <text:p text:style-name="P89"/>
      <text:p text:style-name="P89"/>
      <text:p text:style-name="P90">e)ボタンをクリックしたときの反応</text:p>
      <text:p text:style-name="P90"/>
      <text:p text:style-name="P90"><text:tab/>def click_btn():</text:p>
      <text:p text:style-name="P90"><text:tab/><text:tab/>button[“text”] = “クリックしました”<text:tab/>#実行される関数</text:p>
      <text:p text:style-name="P90"/>
      <text:p text:style-name="P90"><text:tab/>button = tkinter.Button(root, text=”クリックしてください”,</text:p>
      <text:p text:style-name="P90"><text:tab/>font=(“System”, 24), command=click_btn<text:tab/> <text:s text:c="2"/>#commandで関数を指定</text:p>
      <text:p text:style-name="P90"/>
      <text:p text:style-name="P90"><text:tab/>button.place(x=300, y=100)</text:p>
      <text:p text:style-name="P88"/>
      <text:p text:style-name="P88"/>
      <text:p text:style-name="P88"/>
      <text:p text:style-name="P90">f)キャンバスの配置</text:p>
      <text:p text:style-name="P90"/>
      <text:p text:style-name="P90"><text:tab/><text:span text:style-name="T30">canvas = tkinter.Canvas(root, width=400, height=600,</text:span></text:p>
      <text:p text:style-name="P90"><text:tab/><text:span text:style-name="T30">bg=”skyblue”)<text:tab/><text:tab/>#キャンバスを作成</text:span></text:p>
      <text:p text:style-name="P90"/>
      <text:p text:style-name="P90"><text:tab/><text:span text:style-name="T30">canvas.pack()<text:tab/><text:tab/>#キャンバスの配置</text:span></text:p>
      <text:p text:style-name="P90"/>
      <text:p text:style-name="P90"/>
      <text:p text:style-name="P90"><text:tab/>変数名 <text:span text:style-name="T30">= tkinter.Canvas(ウィンドウのオブジェクト, width=幅, </text:span></text:p>
      <text:p text:style-name="P90"><text:soft-page-break/><text:tab/><text:span text:style-name="T30">height=高さ, bg=背景色</text:span></text:p>
      <text:p text:style-name="P90"/>
      <text:p text:style-name="P90"><text:tab/>変数名.<text:span text:style-name="T30">pack()</text:span></text:p>
      <text:p text:style-name="P90"/>
      <text:p text:style-name="P90"/>
      <text:p text:style-name="P90"><text:tab/>※ウィンドウにかyんバスを置くだけなら、<text:span text:style-name="T30">root.geometry()を省略できる。</text:span></text:p>
      <text:p text:style-name="P90"/>
      <text:p text:style-name="P90"/>
      <text:p text:style-name="P91">g)キャンバスに画像を表示する</text:p>
      <text:p text:style-name="P91"/>
      <text:p text:style-name="P91"><text:tab/>gazou = tkinter.PhotoImage(file=”aaa.png”)<text:tab/>#gazouに画像ファイ<text:tab/>ルを読み込む</text:p>
      <text:p text:style-name="P91"/>
      <text:p text:style-name="P91"><text:tab/>canvas.create_image(200, 300, image=gazou)<text:tab/>#キャンバスに画像を描<text:tab/>画</text:p>
      <text:p text:style-name="P91"/>
      <text:p text:style-name="P91"/>
      <text:p text:style-name="P91"><text:tab/>※creage_image()命令で指定するX座標、Y座標は画像の中心になる。</text:p>
      <text:p text:style-name="P91"/>
      <text:p text:style-name="P91"/>
      <text:p text:style-name="P91"/>
      <text:p text:style-name="P92">h)ボタンを反応させる</text:p>
      <text:p text:style-name="P92"/>
      <text:p text:style-name="P92"><text:tab/>def click_btn():</text:p>
      <text:p text:style-name="P92"><text:tab/><text:tab/>labae[“text”]=random.choice([“A”,”B”,”C”])</text:p>
      <text:p text:style-name="P92"><text:tab/><text:tab/>labeel.update()<text:tab/><text:tab/>#文字の更新を即座に行う</text:p>
      <text:p text:style-name="P92"/>
      <text:p text:style-name="P92"><text:tab/>※update()命令をいれないと、パソコンによっては、短時間、前の画像が残って<text:tab/> <text:s/>しまうことがある。</text:p>
      <text:p text:style-name="P92"/>
      <text:p text:style-name="P93">i)テキスト入力欄配置</text:p>
      <text:p text:style-name="P93"/>
      <text:p text:style-name="P93"><text:tab/>entry = tkinter.Entry(width=20)<text:tab/>#半角20字文の入力欄を作る</text:p>
      <text:p text:style-name="P93"><text:tab/>entry.place(x=10, y=10)<text:tab/><text:tab/><text:tab/>#入力欄配置</text:p>
      <text:p text:style-name="P93"/>
      <text:p text:style-name="P93">j)テキスト入力欄取得</text:p>
      <text:p text:style-name="P93"/>
      <text:p text:style-name="P93"><text:tab/>txt = entry.get()<text:tab/><text:tab/>#入力欄の文字列を変数に代入</text:p>
      <text:p text:style-name="P93"><text:tab/>print(txt)</text:p>
      <text:p text:style-name="P93"/>
      <text:p text:style-name="P93">k)複数行のテキスト入力欄</text:p>
      <text:p text:style-name="P93"/>
      <text:p text:style-name="P93"><text:tab/>text = tkinter.Text()<text:tab/><text:tab/>#複数行のテキスト入力欄作成</text:p>
      <text:p text:style-name="P93"><text:soft-page-break/><text:tab/>text.place(x=10, y=10, width=360, height=120)<text:tab/>#配置とサイズ<text:tab/></text:p>
      <text:p text:style-name="P93"/>
      <text:p text:style-name="P93">l)テキスト入力欄に文字列を追加<text:tab/></text:p>
      <text:p text:style-name="P93"/>
      <text:p text:style-name="P93"><text:tab/>text.insert(“[入力場所例:1.0(1行目<text:span text:style-name="T32">0列)]”, “入力文字列”]</text:span></text:p>
      <text:p text:style-name="P93"/>
      <text:p text:style-name="P94">m)テキスト入力欄の文字列削除</text:p>
      <text:p text:style-name="P94"/>
      <text:p text:style-name="P94"><text:tab/>text.delete(“1.0”, tkinter.END)<text:tab/><text:tab/>#tkinter.ENDは文字列の最後の<text:tab/>意味</text:p>
      <text:p text:style-name="P94"/>
      <text:p text:style-name="P94">n)チェックボタンの配置</text:p>
      <text:p text:style-name="P94"/>
      <text:p text:style-name="P94"><text:tab/>cbtn = tkinter.Checkbutton(text=”文字列”)<text:tab/>#チェックボタン作成</text:p>
      <text:p text:style-name="P94"><text:tab/>cbtn.place(x=10, y=10)</text:p>
      <text:p text:style-name="P94"/>
      <text:p text:style-name="P94"/>
      <text:p text:style-name="P94"/>
      <text:p text:style-name="P94"/>
      <text:p text:style-name="P94"/>
      <text:p text:style-name="P94"/>
      <text:p text:style-name="P94">o)チェックボタンの有無を設定する</text:p>
      <text:p text:style-name="P94"/>
      <text:p text:style-name="P94"><text:tab/><text:span text:style-name="T33">cval = tkinter.BooleanVar()<text:tab/>#BooleanVar()のオブジェクト作成</text:span></text:p>
      <text:p text:style-name="P94"><text:tab/><text:span text:style-name="T33">cval.set(True)<text:tab/><text:tab/><text:tab/><text:tab/>#True, Falseをセットする</text:span></text:p>
      <text:p text:style-name="P94"/>
      <text:p text:style-name="P94"><text:tab/><text:span text:style-name="T33">cbtn = tkinter.Checkbutton(text=”文字列”, variable=cval)</text:span></text:p>
      <text:p text:style-name="P94"><text:tab/><text:span text:style-name="T33">#チェックボタンの部品作成、variableにBooleanVar()オブジェクトを設定</text:span></text:p>
      <text:p text:style-name="P94"/>
      <text:p text:style-name="P95">p)チェックボタンの有無を判定する</text:p>
      <text:p text:style-name="P95"/>
      <text:p text:style-name="P95"><text:tab/><text:span text:style-name="T34">def check():</text:span></text:p>
      <text:p text:style-name="P96"><text:tab/><text:tab/>if cval.get() == True:</text:p>
      <text:p text:style-name="P96"><text:tab/><text:tab/><text:tab/>print(“チェックされています”)</text:p>
      <text:p text:style-name="P96"><text:tab/><text:tab/>else:</text:p>
      <text:p text:style-name="P96"><text:tab/><text:tab/><text:tab/>print(“チェックされていません)</text:p>
      <text:p text:style-name="P96"/>
      <text:p text:style-name="P96"><text:tab/>cbtn = tkinter.Checkbutton(text=”文字列#, variable=cval,</text:p>
      <text:p text:style-name="P96"><text:tab/>command=check)<text:tab/>#get()で状態を知る</text:p>
      <text:p text:style-name="P96"/>
      <text:p text:style-name="P96">q)メッセージボックスの表示</text:p>
      <text:p text:style-name="P96"><text:tab/></text:p>
      <text:p text:style-name="P96"><text:tab/>import tkinter</text:p>
      <text:p text:style-name="P96"><text:soft-page-break/><text:tab/>import tkinter.messagebox<text:tab/>#モジュールをインポート</text:p>
      <text:p text:style-name="P96"/>
      <text:p text:style-name="P96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4">showinfo()</text:p>
          </table:table-cell>
          <table:table-cell table:style-name="表6.B1" office:value-type="string">
            <text:p text:style-name="P143">情報を表示する</text:p>
          </table:table-cell>
        </table:table-row>
        <table:table-row>
          <table:table-cell table:style-name="表6.A2" office:value-type="string">
            <text:p text:style-name="P144">showwarning()</text:p>
          </table:table-cell>
          <table:table-cell table:style-name="表6.B2" office:value-type="string">
            <text:p text:style-name="P143">警告を表示する</text:p>
          </table:table-cell>
        </table:table-row>
        <table:table-row>
          <table:table-cell table:style-name="表6.A2" office:value-type="string">
            <text:p text:style-name="P144">showerror()</text:p>
          </table:table-cell>
          <table:table-cell table:style-name="表6.B2" office:value-type="string">
            <text:p text:style-name="P143">エラーを表示する</text:p>
          </table:table-cell>
        </table:table-row>
        <table:table-row>
          <table:table-cell table:style-name="表6.A2" office:value-type="string">
            <text:p text:style-name="P144">askyesno()</text:p>
          </table:table-cell>
          <table:table-cell table:style-name="表6.B2" office:value-type="string">
            <text:p text:style-name="P143">「はい」「いいえ」のボタン</text:p>
          </table:table-cell>
        </table:table-row>
        <table:table-row>
          <table:table-cell table:style-name="表6.A2" office:value-type="string">
            <text:p text:style-name="P144">askokcancel()</text:p>
          </table:table-cell>
          <table:table-cell table:style-name="表6.B2" office:value-type="string">
            <text:p text:style-name="P143">「<text:span text:style-name="T34">OK」「キャンセル」のボタン</text:span>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r)複数のチェックボタンの配置</text:p>
      <text:p text:style-name="P96"/>
      <text:p text:style-name="P96"><text:tab/><text:span text:style-name="T35">bvar = [None]*3<text:tab/><text:tab/>#変数bvarにNone入の空変数を作る</text:span></text:p>
      <text:p text:style-name="P96"><text:tab/><text:span text:style-name="T35">cbtn = [None]*3<text:tab/><text:tab/>#変数cbtnにNone入の空変数を作る</text:span></text:p>
      <text:p text:style-name="P96"><text:tab/><text:span text:style-name="T35">txt = [</text:span></text:p>
      <text:p text:style-name="P96"><text:tab/><text:tab/>“文字列<text:span text:style-name="T35">1</text:span>”</text:p>
      <text:p text:style-name="P96"><text:tab/><text:tab/>“文字列<text:span text:style-name="T35">2”</text:span></text:p>
      <text:p text:style-name="P96"><text:tab/><text:tab/>“文字列<text:span text:style-name="T35">3</text:span>”</text:p>
      <text:p text:style-name="P96"><text:tab/><text:span text:style-name="T35">]</text:span></text:p>
      <text:p text:style-name="P96"><text:tab/><text:tab/></text:p>
      <text:p text:style-name="P98"><text:tab/>for i in range(3):</text:p>
      <text:p text:style-name="P96"><text:tab/><text:tab/><text:span text:style-name="T35">bvar[i] = tkinter.BooleanVar()<text:tab/><text:tab/></text:span></text:p>
      <text:p text:style-name="P97"><text:tab/><text:tab/>bvar[i] .set(False)<text:tab/><text:tab/><text:span text:style-name="T36">#空変数に状態をセットする</text:span></text:p>
      <text:p text:style-name="P97"><text:tab/><text:tab/>cbtn[i] = tkinter.Checkbutton(text=txt[i], </text:p>
      <text:p text:style-name="P97"><text:tab/>font=(“System”, 12), variable=bvar[i])</text:p>
      <text:p text:style-name="P97"><text:tab/><text:tab/>cbtn[i].place(x=400, y=160+40*i)</text:p>
      <text:p text:style-name="P97"/>
      <text:p text:style-name="P97"/>
      <text:p text:style-name="P99">s)リアルタイム処理</text:p>
      <text:p text:style-name="P99"/>
      <text:p text:style-name="P99"><text:tab/>root.after(ミリ秒, 関数名(()なし))</text:p>
      <text:p text:style-name="P99"/>
      <text:p text:style-name="P99"><text:soft-page-break/></text:p>
      <text:p text:style-name="P99">t)リアルタイム処理（繰り返し)</text:p>
      <text:p text:style-name="P99"/>
      <text:p text:style-name="P99"><text:tab/>def 関数名():</text:p>
      <text:p text:style-name="P99"><text:tab/><text:tab/>root.after(ミリ秒, 関数名)</text:p>
      <text:p text:style-name="P99"/>
      <text:p text:style-name="P99"><text:tab/>root.after(ミリ秒, 関数名)</text:p>
      <text:p text:style-name="P99"/>
      <text:p text:style-name="P99"/>
      <text:p text:style-name="P100">u)キー入力</text:p>
      <text:p text:style-name="P100"/>
      <text:p text:style-name="P100"><text:tab/>root.bind(“&lt;イベント&gt;”, イベント発生時に実行する関数名)</text:p>
      <text:p text:style-name="P100"/>
      <text:p text:style-name="P100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5">&lt;イベント&gt;</text:p>
          </table:table-cell>
          <table:table-cell table:style-name="表7.B1" office:value-type="string">
            <text:p text:style-name="P143">イベントの内容</text:p>
          </table:table-cell>
        </table:table-row>
        <table:table-row>
          <table:table-cell table:style-name="表7.A5" office:value-type="string">
            <text:p text:style-name="P145">&lt;KeyPress&gt;あるいは&lt;Key&gt;</text:p>
          </table:table-cell>
          <table:table-cell table:style-name="表7.B5" office:value-type="string">
            <text:p text:style-name="P143">キーを押した</text:p>
          </table:table-cell>
        </table:table-row>
        <table:table-row>
          <table:table-cell table:style-name="表7.A5" office:value-type="string">
            <text:p text:style-name="P145">&lt;KeyRelease&gt;</text:p>
          </table:table-cell>
          <table:table-cell table:style-name="表7.B5" office:value-type="string">
            <text:p text:style-name="P143">キーを離した</text:p>
          </table:table-cell>
        </table:table-row>
        <table:table-row>
          <table:table-cell table:style-name="表7.A5" office:value-type="string">
            <text:p text:style-name="P145">&lt;Motion&gt;</text:p>
          </table:table-cell>
          <table:table-cell table:style-name="表7.B5" office:value-type="string">
            <text:p text:style-name="P143">マウスポインタを動かした</text:p>
          </table:table-cell>
        </table:table-row>
        <table:table-row>
          <table:table-cell table:style-name="表7.A5" office:value-type="string">
            <text:p text:style-name="P145">&lt;ButtonPress&gt;あるいは&lt;Button&gt;</text:p>
          </table:table-cell>
          <table:table-cell table:style-name="表7.B5" office:value-type="string">
            <text:p text:style-name="P143">マウスボタンをクリックした</text:p>
          </table:table-cell>
        </table:table-row>
      </table:table>
      <text:p text:style-name="P100"/>
      <text:p text:style-name="P101">※&lt;ButtonPress&gt;は、&lt;Button-1&gt;でマウスの左クリック</text:p>
      <text:p text:style-name="P101"><text:tab/><text:tab/><text:tab/><text:tab/>&lt;Button-2&gt;でマウスの中央のボタン</text:p>
      <text:p text:style-name="P101"><text:tab/><text:tab/><text:tab/><text:tab/>&lt;Button-3&gt;でマウスの右クリック</text:p>
      <text:p text:style-name="P100"/>
      <text:p text:style-name="P100"><text:tab/>例:イベントを受け取る関数</text:p>
      <text:p text:style-name="P100"><text:tab/></text:p>
      <text:p text:style-name="P100"><text:tab/>def key_code(event):</text:p>
      <text:p text:style-name="P100"><text:tab/><text:tab/>global key</text:p>
      <text:p text:style-name="P100"><text:tab/><text:tab/>key = event.keycode<text:tab/><text:tab/>#キーコードを受け取る</text:p>
      <text:p text:style-name="P100"><text:tab/><text:tab/>print(“KEY:”+str(key))</text:p>
      <text:p text:style-name="P80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28">キー</text:p>
          </table:table-cell>
          <table:table-cell table:style-name="表8.B1" office:value-type="string">
            <text:p text:style-name="P122">キーコード</text:p>
          </table:table-cell>
        </table:table-row>
        <table:table-row>
          <table:table-cell table:style-name="表8.A6" office:value-type="string">
            <text:p text:style-name="P122">方向キー <text:s/>←↑→↓の順に</text:p>
          </table:table-cell>
          <table:table-cell table:style-name="表8.B6" office:value-type="string">
            <text:p text:style-name="P128">37, 38, 39, 40</text:p>
          </table:table-cell>
        </table:table-row>
        <table:table-row>
          <table:table-cell table:style-name="表8.A6" office:value-type="string">
            <text:p text:style-name="P122">スペースキー</text:p>
          </table:table-cell>
          <table:table-cell table:style-name="表8.B6" office:value-type="string">
            <text:p text:style-name="P128">32</text:p>
          </table:table-cell>
        </table:table-row>
        <text:soft-page-break/>
        <table:table-row>
          <table:table-cell table:style-name="表8.A6" office:value-type="string">
            <text:p text:style-name="P128">Enterキー</text:p>
          </table:table-cell>
          <table:table-cell table:style-name="表8.B6" office:value-type="string">
            <text:p text:style-name="P128">13</text:p>
          </table:table-cell>
        </table:table-row>
        <table:table-row>
          <table:table-cell table:style-name="表8.A6" office:value-type="string">
            <text:p text:style-name="P122">アルファベット<text:span text:style-name="T38">A〜Z</text:span></text:p>
          </table:table-cell>
          <table:table-cell table:style-name="表8.B6" office:value-type="string">
            <text:p text:style-name="P128">65〜90</text:p>
          </table:table-cell>
        </table:table-row>
        <table:table-row>
          <table:table-cell table:style-name="表8.A6" office:value-type="string">
            <text:p text:style-name="P122">数字<text:span text:style-name="T38">0〜9</text:span></text:p>
          </table:table-cell>
          <table:table-cell table:style-name="表8.B6" office:value-type="string">
            <text:p text:style-name="P128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28">キー</text:p>
          </table:table-cell>
          <table:table-cell table:style-name="表9.B1" office:value-type="string">
            <text:p text:style-name="P123">キーコード</text:p>
          </table:table-cell>
        </table:table-row>
        <table:table-row>
          <table:table-cell table:style-name="表9.A6" office:value-type="string">
            <text:p text:style-name="P123">方向キー <text:s/>←↑→↓の順に</text:p>
          </table:table-cell>
          <table:table-cell table:style-name="表9.B6" office:value-type="string">
            <text:p text:style-name="P128">8124162, 8320768, 8189699, 8255233</text:p>
          </table:table-cell>
        </table:table-row>
        <table:table-row>
          <table:table-cell table:style-name="表9.A6" office:value-type="string">
            <text:p text:style-name="P123">スペースキー</text:p>
          </table:table-cell>
          <table:table-cell table:style-name="表9.B6" office:value-type="string">
            <text:p text:style-name="P128">32</text:p>
          </table:table-cell>
        </table:table-row>
        <table:table-row>
          <table:table-cell table:style-name="表9.A6" office:value-type="string">
            <text:p text:style-name="P128">Enterキー</text:p>
          </table:table-cell>
          <table:table-cell table:style-name="表9.B6" office:value-type="string">
            <text:p text:style-name="P128">2359309</text:p>
          </table:table-cell>
        </table:table-row>
        <table:table-row>
          <table:table-cell table:style-name="表9.A6" office:value-type="string">
            <text:p text:style-name="P123">アルファベット<text:span text:style-name="T38">A〜Z</text:span></text:p>
          </table:table-cell>
          <table:table-cell table:style-name="表9.B6" office:value-type="string">
            <text:p text:style-name="P128">97〜122</text:p>
          </table:table-cell>
        </table:table-row>
        <table:table-row>
          <table:table-cell table:style-name="表9.A6" office:value-type="string">
            <text:p text:style-name="P123">数字<text:span text:style-name="T38">0〜9</text:span></text:p>
          </table:table-cell>
          <table:table-cell table:style-name="表9.B6" office:value-type="string">
            <text:p text:style-name="P128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soft-page-break/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29">m[0][0]</text:p>
          </table:table-cell>
          <table:table-cell table:style-name="表10.A1" office:value-type="string">
            <text:p text:style-name="P129">m[0][1]</text:p>
          </table:table-cell>
          <table:table-cell table:style-name="表10.A1" office:value-type="string">
            <text:p text:style-name="P129">m[0][2]</text:p>
          </table:table-cell>
          <table:table-cell table:style-name="表10.D1" office:value-type="string">
            <text:p text:style-name="P129">m[0][3]</text:p>
          </table:table-cell>
        </table:table-row>
        <text:soft-page-break/>
        <table:table-row>
          <table:table-cell table:style-name="表10.A2" office:value-type="string">
            <text:p text:style-name="P129">m[1][0]</text:p>
          </table:table-cell>
          <table:table-cell table:style-name="表10.A2" office:value-type="string">
            <text:p text:style-name="P129">m[1][1]</text:p>
          </table:table-cell>
          <table:table-cell table:style-name="表10.A2" office:value-type="string">
            <text:p text:style-name="P129">m[1][2]</text:p>
          </table:table-cell>
          <table:table-cell table:style-name="表10.D2" office:value-type="string">
            <text:p text:style-name="P129">m[1][3]</text:p>
          </table:table-cell>
        </table:table-row>
        <table:table-row>
          <table:table-cell table:style-name="表10.A2" office:value-type="string">
            <text:p text:style-name="P129">m[2][0]</text:p>
          </table:table-cell>
          <table:table-cell table:style-name="表10.A2" office:value-type="string">
            <text:p text:style-name="P129">m[2][1]</text:p>
          </table:table-cell>
          <table:table-cell table:style-name="表10.A2" office:value-type="string">
            <text:p text:style-name="P129">m[2][2]</text:p>
          </table:table-cell>
          <table:table-cell table:style-name="表10.D2" office:value-type="string">
            <text:p text:style-name="P129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0">1<text:span text:style-name="T43">9</text:span>.<text:span text:style-name="T43">pygame</text:span></text:p>
      <text:p text:style-name="P120"/>
      <text:p text:style-name="P83">・インストール</text:p>
      <text:p text:style-name="P83"><text:tab/><text:span text:style-name="T43">pip3 install pygame</text:span></text:p>
      <text:p text:style-name="P83"/>
      <text:p text:style-name="P83"><text:tab/>※<text:span text:style-name="T43">vscodeでpylintエラーを回避する方法</text:span></text:p>
      <text:p text:style-name="P83"/>
      <text:p text:style-name="P83"><text:tab/><text:tab/>.<text:span text:style-name="T44">pyファイルのどこかに</text:span></text:p>
      <text:p text:style-name="P83"><text:tab/><text:tab/><text:tab/><text:span text:style-name="T44"># pylint: disable=no-member</text:span></text:p>
      <text:p text:style-name="P83"><text:tab/><text:tab/>を追記する</text:p>
      <text:p text:style-name="P83"/>
      <text:p text:style-name="P85">a)ウィンドウの表示</text:p>
      <text:p text:style-name="P85"/>
      <text:p text:style-name="P102"><text:soft-page-break/><text:tab/>import pygame<text:tab/><text:tab/><text:tab/><text:tab/><text:tab/># pygameをインポート</text:p>
      <text:p text:style-name="P102"><text:tab/>import sys<text:tab/><text:tab/><text:tab/><text:tab/><text:tab/># sysをインポート</text:p>
      <text:p text:style-name="P102"><text:tab/># pylint: disable=no-member</text:p>
      <text:p text:style-name="P102"><text:tab/><text:span text:style-name="T45"># pylintエラーの回避</text:span></text:p>
      <text:p text:style-name="P102"/>
      <text:p text:style-name="P102"><text:tab/><text:span text:style-name="T45">WHITE = (255, 255, 255)<text:tab/><text:tab/><text:tab/># 色の定義　白</text:span></text:p>
      <text:p text:style-name="P102"><text:tab/><text:span text:style-name="T45">BLACK = (0, 0, 0)<text:tab/><text:tab/><text:tab/><text:tab/># 色の定義　黒</text:span></text:p>
      <text:p text:style-name="P85"/>
      <text:p text:style-name="P85"><text:tab/><text:span text:style-name="T45">def main():<text:tab/><text:tab/><text:tab/><text:tab/><text:tab/># メイン処理を行う関数の定義</text:span></text:p>
      <text:p text:style-name="P85"><text:tab/><text:tab/><text:span text:style-name="T45">pygame.init()<text:tab/><text:tab/><text:tab/><text:tab/># pygameモジュールの初期化</text:span></text:p>
      <text:p text:style-name="P85"><text:tab/><text:tab/><text:span text:style-name="T45">pygame.display.set_caption(“タイトル”) # タイトル指定</text:span></text:p>
      <text:p text:style-name="P86"><text:tab/><text:tab/><text:span text:style-name="T45">screen = pygame.display.set_mode((800, 600)) </text:span></text:p>
      <text:p text:style-name="P106"><text:tab/><text:tab/><text:tab/><text:tab/><text:tab/><text:tab/><text:tab/><text:tab/># スクリーンの初期化</text:p>
      <text:p text:style-name="P85"><text:tab/><text:tab/><text:span text:style-name="T45">clock = pygame.time.Clock() # clockオブジェクト作成</text:span></text:p>
      <text:p text:style-name="P85"><text:tab/><text:tab/><text:span text:style-name="T45">font = pygame.font.Font(None, 80) # フォントオブジェクト作成</text:span></text:p>
      <text:p text:style-name="P85"><text:tab/><text:tab/>※ <text:span text:style-name="T45">None : ローマ字,　ttfファイル指定 : 日本語</text:span></text:p>
      <text:p text:style-name="P85"><text:tab/><text:tab/><text:span text:style-name="T46">tmr = 0<text:tab/><text:tab/><text:tab/><text:tab/><text:tab/># 時間を管理する変数tmr</text:span></text:p>
      <text:p text:style-name="P85"/>
      <text:p text:style-name="P85"><text:tab/><text:tab/><text:span text:style-name="T46">while True:<text:tab/><text:tab/><text:tab/><text:tab/># 無限ループ</text:span></text:p>
      <text:p text:style-name="P85"><text:tab/><text:tab/><text:tab/><text:span text:style-name="T46">tmr = tmr + 1<text:tab/><text:tab/><text:tab/># tmrの値を１増やす</text:span></text:p>
      <text:p text:style-name="P85"><text:tab/><text:tab/><text:tab/><text:span text:style-name="T46">for event in pygame.event.get():<text:tab/># イベントの繰り返し</text:span></text:p>
      <text:p text:style-name="P86"><text:tab/><text:tab/><text:tab/><text:tab/><text:span text:style-name="T46">if event.type == pygame.QUIT: </text:span></text:p>
      <text:p text:style-name="P107"><text:tab/><text:tab/><text:tab/><text:tab/><text:tab/><text:tab/><text:tab/><text:tab/># Xボタンを押されたら</text:p>
      <text:p text:style-name="P85"><text:tab/><text:tab/><text:tab/><text:tab/><text:tab/><text:span text:style-name="T46">pygame.quit()<text:tab/># pygameの初期化を解除</text:span></text:p>
      <text:p text:style-name="P85"><text:tab/><text:tab/><text:tab/><text:tab/><text:tab/><text:span text:style-name="T46">sys.exit()<text:tab/><text:tab/># プログラムを終了</text:span></text:p>
      <text:p text:style-name="P85"/>
      <text:p text:style-name="P85"><text:tab/><text:tab/><text:tab/><text:span text:style-name="T46">txt = font.render(“TEST “+str(tmr), True, WHITE)</text:span></text:p>
      <text:p text:style-name="P85"><text:tab/><text:tab/><text:tab/><text:tab/><text:tab/><text:tab/><text:tab/><text:tab/><text:span text:style-name="T46"># Surfaceに文字列を描く</text:span></text:p>
      <text:p text:style-name="P85"><text:tab/><text:tab/><text:tab/>※２つめの引数<text:span text:style-name="T47">Trueにすると文字の縁が滑らかになる</text:span></text:p>
      <text:p text:style-name="P87"><text:tab/><text:tab/><text:tab/><text:span text:style-name="T47">screen.fill(BLACK)<text:tab/><text:tab/></text:span></text:p>
      <text:p text:style-name="P108"><text:tab/><text:tab/><text:tab/><text:tab/><text:tab/><text:tab/># 指定した色でスクリーン全体クリア</text:p>
      <text:p text:style-name="P87"><text:tab/><text:tab/><text:tab/><text:span text:style-name="T47">screen.blit(txt, [300, 200]</text:span></text:p>
      <text:p text:style-name="P87"><text:tab/><text:tab/><text:tab/><text:tab/><text:tab/><text:tab/><text:span text:style-name="T47"># 文字列を描いたSurfaceをスクリーンに転送</text:span></text:p>
      <text:p text:style-name="P87"><text:tab/><text:tab/><text:tab/><text:span text:style-name="T47">pygame.display.update()<text:tab/># 画面を更新する</text:span></text:p>
      <text:p text:style-name="P87"><text:tab/><text:tab/><text:tab/><text:span text:style-name="T47">clock.tick(10)<text:tab/><text:tab/><text:tab/># フレームレートを指定</text:span></text:p>
      <text:p text:style-name="P87"/>
      <text:p text:style-name="P87"><text:tab/><text:span text:style-name="T47">if __name__ == ‘__main__’:<text:tab/><text:tab/># プログラムが直接実行されたら</text:span></text:p>
      <text:p text:style-name="P87"><text:tab/><text:tab/><text:span text:style-name="T47">main()<text:tab/><text:tab/><text:tab/><text:tab/><text:tab/># main()関数を呼び出す</text:span></text:p>
      <text:p text:style-name="P87"/>
      <text:p text:style-name="P103">b)画像の読み込み</text:p>
      <text:p text:style-name="P103"/>
      <text:p text:style-name="P103"><text:tab/>def main()</text:p>
      <text:p text:style-name="P103"><text:tab/><text:tab/>中略</text:p>
      <text:p text:style-name="P103"><text:soft-page-break/><text:tab/><text:tab/>img_bg = pygame.image.load(“背景.png”)<text:tab/></text:p>
      <text:p text:style-name="P103"><text:tab/><text:tab/><text:tab/><text:tab/><text:tab/><text:tab/><text:tab/><text:tab/># 背景ファイルの読み込み</text:p>
      <text:p text:style-name="P103"><text:tab/><text:tab/>img_chara = [</text:p>
      <text:p text:style-name="P103"><text:tab/><text:tab/><text:tab/>pygame.image.load(“キャラクター<text:span text:style-name="T48">0</text:span>.png”),</text:p>
      <text:p text:style-name="P103"><text:tab/><text:tab/><text:tab/><text:tab/><text:tab/><text:tab/><text:tab/><text:tab/># キャラクター１の読み込み</text:p>
      <text:p text:style-name="P103"><text:tab/><text:tab/><text:tab/>pygame.image.load(“キャラクター<text:span text:style-name="T48">1</text:span>.png”)</text:p>
      <text:p text:style-name="P103"><text:tab/><text:tab/><text:tab/><text:tab/><text:tab/><text:tab/><text:tab/><text:tab/># キャラクター２の読み込み</text:p>
      <text:p text:style-name="P103"><text:tab/><text:tab/>]</text:p>
      <text:p text:style-name="P103"><text:tab/><text:tab/><text:span text:style-name="T49">tmr = 0</text:span></text:p>
      <text:p text:style-name="P103"/>
      <text:p text:style-name="P103"><text:tab/><text:tab/><text:span text:style-name="T49">while True:</text:span></text:p>
      <text:p text:style-name="P103"><text:tab/><text:tab/><text:tab/>中略</text:p>
      <text:p text:style-name="P103"><text:tab/><text:tab/><text:tab/><text:span text:style-name="T49">screen.blit(img_bg, [0, 0]<text:tab/><text:tab/># 背景画像を描画</text:span></text:p>
      <text:p text:style-name="P103"><text:tab/><text:tab/><text:tab/><text:span text:style-name="T49">screen.blit(img_chara[tmr%2], [224, 160]</text:span></text:p>
      <text:p text:style-name="P103"><text:tab/><text:tab/><text:tab/><text:tab/><text:tab/><text:span text:style-name="T49"># キャラクターをアニメーションさせて描画</text:span></text:p>
      <text:p text:style-name="P103"/>
      <text:p text:style-name="P103"/>
      <text:p text:style-name="P104">c)フルスクリーンで表示</text:p>
      <text:p text:style-name="P104"><text:tab/></text:p>
      <text:p text:style-name="P104"><text:tab/>while True:</text:p>
      <text:p text:style-name="P104"><text:tab/><text:tab/>for event in pygame.event.get():</text:p>
      <text:p text:style-name="P104"><text:tab/><text:tab/><text:tab/>if event.type == pygame.KEYDOWN:</text:p>
      <text:p text:style-name="P104"><text:tab/><text:tab/><text:tab/><text:tab/><text:tab/># キーを押すイベントが発生した時</text:p>
      <text:p text:style-name="P104"><text:tab/><text:tab/><text:tab/><text:tab/>if event.key == pygame.K_F1:</text:p>
      <text:p text:style-name="P104"><text:tab/><text:tab/><text:tab/><text:tab/><text:tab/># F1キーなら</text:p>
      <text:p text:style-name="P104"><text:tab/><text:tab/><text:tab/><text:tab/><text:tab/>screen = pygame.display.set_mode((640, 360), pygame.FULLSCREEN)</text:p>
      <text:p text:style-name="P104"><text:tab/><text:tab/><text:tab/><text:tab/><text:tab/># フルスクリーンモードにする</text:p>
      <text:p text:style-name="P104"><text:tab/><text:tab/><text:tab/><text:tab/>if event.key == pygame.K_F2 or event.key == pygame.K_ESCAPE:</text:p>
      <text:p text:style-name="P104"><text:tab/><text:tab/><text:tab/><text:tab/><text:tab/># F2キーかESCキーなら</text:p>
      <text:p text:style-name="P104"><text:tab/><text:tab/><text:tab/><text:tab/><text:tab/>screen = pygame.display.set_mode((640, 360))</text:p>
      <text:p text:style-name="P104"><text:tab/><text:tab/><text:tab/><text:tab/><text:tab/># 通常表示にもどす</text:p>
      <text:p text:style-name="P104"/>
      <text:p text:style-name="P104">d)画面の拡大縮小、回転</text:p>
      <text:p text:style-name="P104"/>
      <text:p text:style-name="P104">拡大縮小：<text:span text:style-name="T50">img_s = pygame.transform.scale(img, [幅,高さ])</text:span></text:p>
      <text:p text:style-name="P104">回転<text:tab/> <text:s text:c="2"/>：<text:span text:style-name="T50">img_r = pygame.transform.rotate(img, 回転角)</text:span></text:p>
      <text:p text:style-name="P104">回転<text:span text:style-name="T50">+拡大縮小：img_rz = pygame.transform.rotozoom(img, 回転角, 大きさの比率)</text:span></text:p>
      <text:p text:style-name="P104"/>
      <text:p text:style-name="P104">※回転角は度で指定</text:p>
      <text:p text:style-name="P104"><text:soft-page-break/></text:p>
      <text:p text:style-name="P105"/>
      <text:p text:style-name="P105">e)図形の描画</text:p>
      <text:p text:style-name="P105"/>
      <text:p text:style-name="P105">線：<text:span text:style-name="T51">pygame.draw.line(Surface, color, start_pos, end_pos, width=1)</text:span></text:p>
      <text:p text:style-name="P105">線（座標を連続して指定<text:span text:style-name="T51">)：</text:span></text:p>
      <text:p text:style-name="P105"><text:tab/><text:span text:style-name="T51">pygame.draw.lines(Surface, color, closed, pointlist, width=1)</text:span></text:p>
      <text:p text:style-name="P105">矩形（四角形）: <text:span text:style-name="T51">pygame.draw.rect(Surface, color, Rect, width=0)</text:span></text:p>
      <text:p text:style-name="P105">多角形：<text:span text:style-name="T51">pygame.draw.polygon(Surface, color, pointlist, width=0)</text:span></text:p>
      <text:p text:style-name="P105">円：<text:span text:style-name="T51">pygame.draw.circle(Surface, color, pos, radius, width=0)</text:span></text:p>
      <text:p text:style-name="P105">楕円：<text:span text:style-name="T51">pygame.draw.ellipse(Surface, color, Rect, width=0)</text:span></text:p>
      <text:p text:style-name="P105">円弧：<text:span text:style-name="T52">pygame.draw.arc(Surface, color, Rect, start_angle, stop_angle, width=1)</text:span></text:p>
      <text:p text:style-name="P105"/>
      <text:p text:style-name="P105">※<text:span text:style-name="T52">Surfaceは描画面です。</text:span></text:p>
      <text:p text:style-name="P105">※<text:span text:style-name="T52">colorは10進数のRGB値で指定します。</text:span></text:p>
      <text:p text:style-name="P109">※Rectは矩形の左上角の座標と大きさ、つまり[x, y, 幅, 高さ]です。</text:p>
      <text:p text:style-name="P109">※<text:span text:style-name="T53">pointlistは[[x0, y0], [x1, y1], [x2, y2], …]というように、複数の頂点を指定。</text:span></text:p>
      <text:p text:style-name="P110">※widthは枠線の太さ、width=0は、塗りつぶし。</text:p>
      <text:p text:style-name="P110">※円弧のstart_angle（開始角）とstop_angle（終了角）はラジアンで指定。</text:p>
      <text:p text:style-name="P110">※linesで最初と最後の…を結ぶのでればclosedをTrueとします。</text:p>
      <text:p text:style-name="P110"/>
      <text:p text:style-name="P110">※ラジアン（弧度）について</text:p>
      <text:p text:style-name="P110"/>
      <text:p text:style-name="P110">import math<text:tab/><text:tab/># mathモジュールをインポートしπを使う</text:p>
      <text:p text:style-name="P110"/>
      <text:p text:style-name="P110">度：ラジアン：pygameでの記述</text:p>
      <text:p text:style-name="P110">０度：0ラジアン：0</text:p>
      <text:p text:style-name="P110">90度：π÷2：math.pi/2</text:p>
      <text:p text:style-name="P110">180度：π：math.pi</text:p>
      <text:p text:style-name="P110">270度：πX1.5：math.pi*1.5</text:p>
      <text:p text:style-name="P110">360度：πx2：math.pi*2</text:p>
      <text:p text:style-name="P110"/>
      <text:p text:style-name="P110"/>
      <text:p text:style-name="P111">f)キー入力</text:p>
      <text:p text:style-name="P111"/>
      <text:p text:style-name="P112">key = pygame.key.get_pressed()<text:tab/><text:tab/># 全てのキーの状態を取得できる</text:p>
      <text:p text:style-name="P112"/>
      <text:p text:style-name="P112">※キーが押されている時には、key[pygame.キーボード定数]の値が1になる。</text:p>
      <text:p text:style-name="P112">主なキーボード定数</text:p>
      <text:p text:style-name="P112">・方向キー：K_UP, K_DOWN, K_LEFT, K_RIGHT</text:p>
      <text:p text:style-name="P112">・スペースキー：K_SPACE</text:p>
      <text:p text:style-name="P112"><text:soft-page-break/>・Enter/returnキー：K_RETURN</text:p>
      <text:p text:style-name="P112">・Escapeキー：K_ESCAPE</text:p>
      <text:p text:style-name="P112">・アルファベットキー A〜Z：K_a 〜 K_z</text:p>
      <text:p text:style-name="P112">・数字キー 0〜9：K_0 〜 K_9</text:p>
      <text:p text:style-name="P112">・Shiftキー：K_RSHIFT, K_LSHIFT</text:p>
      <text:p text:style-name="P112">・ファンクションキー：K_F* <text:s text:c="2"/>*は数字</text:p>
      <text:p text:style-name="P112"/>
      <text:p text:style-name="P113">g)マウス入力</text:p>
      <text:p text:style-name="P113"/>
      <text:p text:style-name="P113">mouseX, mouseY = pygame.mouse.get_pos()<text:tab/></text:p>
      <text:p text:style-name="P113"><text:tab/><text:tab/><text:tab/><text:tab/><text:tab/><text:tab/><text:tab/><text:tab/># マウスポインタの座標取得</text:p>
      <text:p text:style-name="P113">mBtn1, mBtn2, mBtn3 = pygame.mouse.get_pressed()</text:p>
      <text:p text:style-name="P113"><text:tab/><text:tab/><text:tab/><text:tab/><text:tab/><text:tab/><text:tab/><text:tab/># マウスボタンの状態を代入</text:p>
      <text:p text:style-name="P113"><text:tab/><text:tab/><text:tab/><text:tab/><text:tab/><text:tab/><text:tab/><text:tab/># 押されていたら１</text:p>
      <text:p text:style-name="P113"/>
      <text:p text:style-name="P113"/>
      <text:p text:style-name="P114">h)サウンド出力</text:p>
      <text:p text:style-name="P114"/>
      <text:p text:style-name="P114">・ファイルの読み込み</text:p>
      <text:p text:style-name="P114"><text:tab/>pygame.mixer.music.load(ファイル名)</text:p>
      <text:p text:style-name="P114"/>
      <text:p text:style-name="P114"><text:tab/>※ファイルには、mp3とogg形式を使える。mp3でうまく再生できないときは、<text:tab/>ogg形式を使う。</text:p>
      <text:p text:style-name="P114"/>
      <text:p text:style-name="P114">・停止</text:p>
      <text:p text:style-name="P114"><text:tab/>pygame.mixer.music.play(引数)</text:p>
      <text:p text:style-name="P114"/>
      <text:p text:style-name="P114"><text:tab/>※引数を-1とするとループ再生、0で１回再生、例えば５とすると６回再生</text:p>
      <text:p text:style-name="P114"/>
      <text:p text:style-name="P114">・再生時間を取得</text:p>
      <text:p text:style-name="P114"><text:tab/>pygame.mixer.music.get_pos()</text:p>
      <text:p text:style-name="P114"/>
      <text:p text:style-name="P114"><text:tab/>※ミリ秒の値</text:p>
      <text:p text:style-name="P114"/>
      <text:p text:style-name="P114">・再生中か調べる</text:p>
      <text:p text:style-name="P114"><text:tab/>pygame.mixer.usic.get_busy()</text:p>
      <text:p text:style-name="P114"/>
      <text:p text:style-name="P114"><text:tab/>※再生中ならTrue, そうでないならFalse</text:p>
      <text:p text:style-name="P114"/>
      <text:p text:style-name="P114">・SE</text:p>
      <text:p text:style-name="P114"><text:tab/>SEの読み込み</text:p>
      <text:p text:style-name="P114"><text:tab/><text:tab/>変数 = pygame.mixer.Sound(ファイル名)</text:p>
      <text:p text:style-name="P114"><text:tab/>SEの再生</text:p>
      <text:p text:style-name="P114"><text:soft-page-break/><text:tab/><text:tab/>変数.play()</text:p>
      <text:p text:style-name="P114"/>
      <text:p text:style-name="P114"/>
      <text:p text:style-name="P115">i)pygameで日本語を使う</text:p>
      <text:p text:style-name="P115">※フォントファイル(.ttf、.ttc、off等)を用意する。</text:p>
      <text:p text:style-name="P115"><text:tab/>例：https//ipafont.ipa.go.jpからIPAフォントをダウンロードしpyファイ<text:tab/>ルと同じディレクトリに置く</text:p>
      <text:p text:style-name="P115"/>
      <text:p text:style-name="P115">font = pygame.font.Font(“ディレクトリ名/ipam.ttf”, 80)</text:p>
      <text:p text:style-name="P112"/>
      <text:p text:style-name="P110"/>
      <text:p text:style-name="P110"/>
      <text:p text:style-name="P105"/>
      <text:p text:style-name="P103"/>
      <text:p text:style-name="P87"/>
      <text:p text:style-name="P8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09T09:45:30.021534221</dc:date>
    <meta:editing-duration>PT5H21M44S</meta:editing-duration>
    <meta:editing-cycles>58</meta:editing-cycles>
    <meta:generator>LibreOffice/6.0.7.3$Linux_X86_64 LibreOffice_project/00m0$Build-3</meta:generator>
    <meta:document-statistic meta:table-count="10" meta:image-count="0" meta:object-count="0" meta:page-count="44" meta:paragraph-count="932" meta:word-count="6877" meta:character-count="17438" meta:non-whitespace-character-count="15183"/>
  </office:meta>
</office:document-meta>
</file>